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000000234F090B6FE558F527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5" style:family="graphic" style:parent-style-name="standard">
      <style:graphic-properties svg:stroke-width="0.106cm" svg:stroke-color="#666666" draw:marker-start-width="0.358cm" draw:marker-end-width="0.358cm" draw:fill="none" draw:textarea-horizontal-align="justify" draw:textarea-vertical-align="middle" draw:auto-grow-height="false" fo:min-height="15.727cm" fo:min-width="28.496cm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000000" draw:fill-color="#d99116" draw:textarea-horizontal-align="justify" draw:textarea-vertical-align="middle" draw:auto-grow-height="false" fo:min-height="0.754cm" fo:min-width="0.029cm"/>
    </style:style>
    <style:style style:name="gr8" style:family="graphic" style:parent-style-name="standard">
      <style:graphic-properties svg:stroke-color="#000000" draw:fill-color="#d99116" draw:textarea-horizontal-align="justify" draw:textarea-vertical-align="middle" draw:auto-grow-height="false" fo:min-height="0.756cm" fo:min-width="0.029cm"/>
    </style:style>
    <style:style style:name="gr9" style:family="graphic" style:parent-style-name="standard">
      <style:graphic-properties svg:stroke-color="#000000" draw:fill-color="#d99116" draw:textarea-horizontal-align="justify" draw:textarea-vertical-align="middle" draw:auto-grow-height="false" fo:min-height="0.755cm" fo:min-width="0.029cm"/>
    </style:style>
    <style:style style:name="gr10" style:family="graphic" style:parent-style-name="standard">
      <style:graphic-properties svg:stroke-color="#000000" draw:fill-color="#d99116" draw:textarea-horizontal-align="justify" draw:textarea-vertical-align="middle" draw:auto-grow-height="false" fo:min-height="0.753cm" fo:min-width="0.029cm"/>
    </style:style>
    <style:style style:name="gr11" style:family="graphic" style:parent-style-name="standard">
      <style:graphic-properties svg:stroke-color="#000000" draw:fill-color="#d99116" draw:textarea-horizontal-align="justify" draw:textarea-vertical-align="middle" draw:auto-grow-height="false" fo:min-height="0.754cm" fo:min-width="0.035cm"/>
    </style:style>
    <style:style style:name="gr12" style:family="graphic" style:parent-style-name="standard">
      <style:graphic-properties svg:stroke-color="#000000" draw:fill-color="#d99116" draw:textarea-horizontal-align="justify" draw:textarea-vertical-align="middle" draw:auto-grow-height="false" fo:min-height="0.756cm" fo:min-width="0.035cm"/>
    </style:style>
    <style:style style:name="gr13" style:family="graphic" style:parent-style-name="standard">
      <style:graphic-properties svg:stroke-color="#000000" draw:fill-color="#d99116" draw:textarea-horizontal-align="justify" draw:textarea-vertical-align="middle" draw:auto-grow-height="false" fo:min-height="0.755cm" fo:min-width="0.035cm"/>
    </style:style>
    <style:style style:name="gr14" style:family="graphic" style:parent-style-name="standard">
      <style:graphic-properties svg:stroke-color="#000000" draw:fill-color="#d99116" draw:textarea-horizontal-align="justify" draw:textarea-vertical-align="middle" draw:auto-grow-height="false" fo:min-height="0.753cm" fo:min-width="0.035cm"/>
    </style:style>
    <style:style style:name="gr15" style:family="graphic" style:parent-style-name="standard">
      <style:graphic-properties svg:stroke-color="#808080" draw:fill="none" draw:textarea-horizontal-align="justify" draw:textarea-vertical-align="middle" draw:auto-grow-height="false" fo:min-height="14.25cm" fo:min-width="0.1cm"/>
    </style:style>
    <style:style style:name="P1" style:family="paragraph">
      <loext:graphic-properties draw:fill="none"/>
      <style:paragraph-properties fo:text-align="center"/>
      <style:text-properties fo:font-size="24pt"/>
    </style:style>
    <style:style style:name="P2" style:family="paragraph">
      <style:paragraph-properties fo:text-align="center"/>
      <style:text-properties style:font-name="Latin Modern Sans Demi Cond" fo:font-size="44pt"/>
    </style:style>
    <style:style style:name="P3" style:family="paragraph">
      <loext:graphic-properties draw:fill="none" draw:fill-color="#ffffff"/>
      <style:paragraph-properties fo:text-align="center"/>
      <style:text-properties style:text-position="33% 58%" style:font-name="Latin Modern Sans Demi Cond" fo:font-size="44pt" fo:font-weight="bold"/>
    </style:style>
    <style:style style:name="P4" style:family="paragraph">
      <style:paragraph-properties fo:text-align="center"/>
      <style:text-properties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99116"/>
      <style:paragraph-properties fo:text-align="center"/>
    </style:style>
    <style:style style:name="T1" style:family="text">
      <style:text-properties style:text-position="0% 100%" fo:font-weight="bold"/>
    </style:style>
    <style:style style:name="T2" style:family="text">
      <style:text-properties style:text-position="33% 58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cm" svg:y1="2.4cm" svg:x2="6.5cm" svg:y2="4.6cm">
          <text:p/>
        </draw:line>
        <draw:frame draw:style-name="gr2" draw:text-style-name="P3" draw:layer="layout" svg:width="9.5cm" svg:height="2.7cm" svg:x="3.8cm" svg:y="0cm">
          <draw:text-box>
            <text:p text:style-name="P2"><text:span text:style-name="T1">Source frame</text:span></text:p>
          </draw:text-box>
        </draw:frame>
        <draw:frame draw:style-name="gr3" draw:text-style-name="P4" draw:layer="layout" svg:width="2.29cm" svg:height="4.485cm" svg:x="16.91cm" svg:y="0cm">
          <draw:image xlink:href="Pictures/100002010000012000000234F090B6FE558F5277.png" xlink:type="simple" xlink:show="embed" xlink:actuate="onLoad" draw:mime-type="image/png">
            <text:p/>
          </draw:image>
        </draw:frame>
        <draw:frame draw:style-name="gr4" draw:text-style-name="P3" draw:layer="layout" svg:width="8.383cm" svg:height="2.436cm" svg:x="19.017cm" svg:y="0.8cm">
          <draw:text-box>
            <text:p text:style-name="P2"><text:span text:style-name="T2">207</text:span><text:span text:style-name="T1">Bi sources</text:span></text:p>
          </draw:text-box>
        </draw:frame>
        <draw:custom-shape draw:style-name="gr5" draw:text-style-name="P5" draw:layer="layout" svg:width="29.1cm" svg:height="16.081cm" svg:x="0.4cm" svg:y="4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" draw:text-style-name="P5" draw:layer="layout" svg:x1="2.972cm" svg:y1="20.8cm" svg:x2="2.972cm" svg:y2="4cm">
            <text:p/>
          </draw:line>
          <draw:custom-shape draw:style-name="gr7" draw:text-style-name="P6" draw:layer="layout" svg:width="0.529cm" svg:height="1.004cm" svg:x="2.707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0.529cm" svg:height="1.006cm" svg:x="2.707cm" svg:y="7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529cm" svg:height="1.005cm" svg:x="2.707cm" svg:y="9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529cm" svg:height="1.003cm" svg:x="2.707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529cm" svg:height="1.003cm" svg:x="2.707cm" svg:y="14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529cm" svg:height="1.005cm" svg:x="2.707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529cm" svg:height="1.003cm" svg:x="2.707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6" draw:text-style-name="P5" draw:layer="layout" svg:x1="7.76cm" svg:y1="20.8cm" svg:x2="7.76cm" svg:y2="4cm">
            <text:p/>
          </draw:line>
          <draw:custom-shape draw:style-name="gr11" draw:text-style-name="P6" draw:layer="layout" svg:width="0.535cm" svg:height="1.004cm" svg:x="7.491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535cm" svg:height="1.006cm" svg:x="7.491cm" svg:y="7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7.491cm" svg:y="9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7.491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7.491cm" svg:y="14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7.491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7.49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5" draw:layer="layout" svg:width="0.6cm" svg:height="14.5cm" svg:x="0.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6cm" svg:height="14.5cm" svg:x="1.2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6cm" svg:height="14.5cm" svg:x="1.9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6" draw:text-style-name="P5" draw:layer="layout" svg:x1="12.56cm" svg:y1="20.8cm" svg:x2="12.56cm" svg:y2="4cm">
            <text:p/>
          </draw:line>
          <draw:custom-shape draw:style-name="gr11" draw:text-style-name="P6" draw:layer="layout" svg:width="0.535cm" svg:height="1.004cm" svg:x="12.291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535cm" svg:height="1.006cm" svg:x="12.291cm" svg:y="7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12.291cm" svg:y="9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12.291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12.291cm" svg:y="14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12.291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12.29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6" draw:text-style-name="P5" draw:layer="layout" svg:x1="17.36cm" svg:y1="20.8cm" svg:x2="17.36cm" svg:y2="4cm">
            <text:p/>
          </draw:line>
          <draw:custom-shape draw:style-name="gr11" draw:text-style-name="P6" draw:layer="layout" svg:width="0.535cm" svg:height="1.004cm" svg:x="17.091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535cm" svg:height="1.006cm" svg:x="17.091cm" svg:y="7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17.091cm" svg:y="9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17.091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17.091cm" svg:y="14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17.091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17.09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6" draw:text-style-name="P5" draw:layer="layout" svg:x1="22.16cm" svg:y1="20.8cm" svg:x2="22.16cm" svg:y2="4cm">
            <text:p/>
          </draw:line>
          <draw:custom-shape draw:style-name="gr11" draw:text-style-name="P6" draw:layer="layout" svg:width="0.535cm" svg:height="1.004cm" svg:x="21.891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535cm" svg:height="1.006cm" svg:x="21.891cm" svg:y="7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21.891cm" svg:y="9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21.891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21.891cm" svg:y="14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21.891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21.89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6" draw:text-style-name="P5" draw:layer="layout" svg:x1="26.96cm" svg:y1="20.8cm" svg:x2="26.96cm" svg:y2="4cm">
            <text:p/>
          </draw:line>
          <draw:custom-shape draw:style-name="gr11" draw:text-style-name="P6" draw:layer="layout" svg:width="0.535cm" svg:height="1.004cm" svg:x="26.691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0.535cm" svg:height="1.006cm" svg:x="26.691cm" svg:y="7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26.691cm" svg:y="9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26.691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26.691cm" svg:y="14.0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0.535cm" svg:height="1.005cm" svg:x="26.691cm" svg:y="16.0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535cm" svg:height="1.003cm" svg:x="26.691cm" svg:y="18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17.1cm" svg:y1="2.4cm" svg:x2="13cm" svg:y2="6.3cm">
          <text:p/>
        </draw:line>
        <draw:g>
          <draw:g>
            <draw:custom-shape draw:style-name="gr15" draw:text-style-name="P5" draw:layer="layout" svg:width="0.6cm" svg:height="14.5cm" svg:x="3.3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4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4.7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5" draw:layer="layout" svg:width="0.6cm" svg:height="14.5cm" svg:x="5.4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6.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6.8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5" draw:text-style-name="P5" draw:layer="layout" svg:width="0.6cm" svg:height="14.5cm" svg:x="8.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8.8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9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5" draw:layer="layout" svg:width="0.6cm" svg:height="14.5cm" svg:x="10.2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0.9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1.6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5" draw:text-style-name="P5" draw:layer="layout" svg:width="0.6cm" svg:height="14.5cm" svg:x="12.9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3.6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4.3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5" draw:layer="layout" svg:width="0.6cm" svg:height="14.5cm" svg:x="1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5.7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6.4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5" draw:text-style-name="P5" draw:layer="layout" svg:width="0.6cm" svg:height="14.5cm" svg:x="17.7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8.4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19.1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5" draw:layer="layout" svg:width="0.6cm" svg:height="14.5cm" svg:x="19.8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20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21.2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5" draw:text-style-name="P5" draw:layer="layout" svg:width="0.6cm" svg:height="14.5cm" svg:x="22.5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23.2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23.9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5" draw:layer="layout" svg:width="0.6cm" svg:height="14.5cm" svg:x="24.6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25.3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5" draw:layer="layout" svg:width="0.6cm" svg:height="14.5cm" svg:x="26cm" svg:y="5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5" draw:text-style-name="P5" draw:layer="layout" svg:width="0.6cm" svg:height="14.5cm" svg:x="27.3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6cm" svg:height="14.5cm" svg:x="28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0.6cm" svg:height="14.5cm" svg:x="28.7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10-22T13:53:23.809473489</meta:creation-date>
    <dc:date>2020-10-12T12:30:42.939832737</dc:date>
    <meta:editing-duration>PT18M50S</meta:editing-duration>
    <meta:editing-cycles>6</meta:editing-cycles>
    <meta:generator>LibreOffice/7.0.2.2$Linux_X86_64 LibreOffice_project/00$Build-2</meta:generator>
    <meta:document-statistic meta:object-count="113"/>
  </office:meta>
</office:document-meta>
</file>